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DIANA ELIZABETH ORTEGA COLQUEHUANC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GAMARRA CLAYSEN, WALTER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257483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GAMARRA CLAYSEN, WIMBER</text:p>
          </table:table-cell>
          <table:covered-table-cell/>
          <table:covered-table-cell/>
          <table:table-cell table:style-name="Tabla1.E3" table:number-columns-spanned="2" office:value-type="string">
            <text:p text:style-name="P7">DNI:23978321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2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1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7</text:p>
          </table:table-cell>
          <table:table-cell table:style-name="Tableau1.D2" office:value-type="string">
            <text:p text:style-name="P12">266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66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7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96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1T18:15:09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